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d1c24" draw:textarea-horizontal-align="justify" draw:textarea-vertical-align="middle" draw:auto-grow-height="false" fo:min-height="14.55cm" fo:min-width="26.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0.95cm" fo:min-width="0.9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0.95cm" fo:min-width="0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58220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9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0.95cm" fo:min-width="0.5cm"/>
    </style:style>
    <style:style style:name="gr11" style:family="graphic" style:parent-style-name="standard">
      <style:graphic-properties svg:stroke-color="#ed1c24" draw:fill-color="#f04e4d" draw:textarea-horizontal-align="justify" draw:textarea-vertical-align="middle" draw:auto-grow-height="false" fo:min-height="0.15cm" fo:min-width="0.3cm"/>
    </style:style>
    <style:style style:name="gr12" style:family="graphic" style:parent-style-name="standard">
      <style:graphic-properties svg:stroke-color="#ed1c24" draw:fill-color="#fcd4d1" draw:textarea-horizontal-align="justify" draw:textarea-vertical-align="middle" draw:auto-grow-height="false" fo:min-height="0.15cm" fo:min-width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58220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ed1c24"/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58220"/>
      <style:paragraph-properties fo:text-align="center"/>
      <style:text-properties fo:font-size="18pt"/>
    </style:style>
    <style:style style:name="P13" style:family="paragraph">
      <loext:graphic-properties draw:fill-color="#add58a"/>
      <style:paragraph-properties fo:text-align="center"/>
      <style:text-properties fo:font-size="18pt"/>
    </style:style>
    <style:style style:name="P14" style:family="paragraph">
      <loext:graphic-properties draw:fill-color="#f04e4d"/>
      <style:paragraph-properties fo:text-align="center"/>
    </style:style>
    <style:style style:name="P15" style:family="paragraph">
      <loext:graphic-properties draw:fill-color="#fcd4d1"/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add58a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16.199996948242pt" style:font-size-asian="116.199996948242pt" style:font-size-complex="116.19999694824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8pt" style:font-size-asian="534.299987792969pt" style:font-size-complex="534.299987792969pt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27.2cm" svg:height="14.8cm" svg:x="0.4cm" svg:y="0.4cm">
          <text:p text:style-name="P1"><text:span text:style-name="T1">B</text:span><text:span text:style-name="T1">Y</text:span><text:span text:style-name="T1">P</text:span><text:span text:style-name="T1">A</text:span><text:span text:style-name="T1">S</text:span><text:span text:style-name="T1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0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1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2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1*w0</text:span><text:span text:style-name="T3"><text:line-break/></text:span><text:span text:style-name="T3">+a0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3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2*w0+</text:span><text:span text:style-name="T3"><text:line-break/></text:span><text:span text:style-name="T3">a1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1*w0</text:span><text:span text:style-name="T3"><text:line-break/></text:span><text:span text:style-name="T3">+a0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1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4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3*w0+</text:span><text:span text:style-name="T3"><text:line-break/></text:span><text:span text:style-name="T3">a2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2*w0+</text:span><text:span text:style-name="T3"><text:line-break/></text:span><text:span text:style-name="T3">a1*w1+</text:span><text:span text:style-name="T3"><text:line-break/></text:span><text:span text:style-name="T3">a0*w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27.2cm" svg:height="14.8cm" svg:x="0.4cm" svg:y="0.4cm">
          <text:p text:style-name="P1"><text:span text:style-name="T4">2Wx2V_by_Wx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1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text:span text:style-name="T5">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+</text:span></text:p>
          <text:p text:style-name="P1"><text:span text:style-name="T5">(a0*w1)_P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text:span text:style-name="T5">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+</text:span></text:p>
          <text:p text:style-name="P1"><text:span text:style-name="T5">(a0*w1)_P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text:span text:style-name="T5">_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+</text:span></text:p>
          <text:p text:style-name="P1"><text:span text:style-name="T5">(a0*w1)_P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2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1*w0)+</text:span></text:p>
          <text:p text:style-name="P1"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2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<text:span text:style-name="T6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7">(a3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5">(a2*w0)+</text:span></text:p>
          <text:p text:style-name="P1"><text:span text:style-name="T5">(a1*w1)_P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9"><text:span text:style-name="T5">(a1*w0)+</text:span></text:p>
          <text:p text:style-name="P1"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draw:line draw:style-name="gr9" draw:text-style-name="P6" draw:layer="layout" svg:x1="5.6cm" svg:y1="2.2cm" svg:x2="6.2cm" svg:y2="2.2cm">
          <text:p/>
        </draw:line>
        <draw:custom-shape draw:style-name="gr10" draw:text-style-name="P5" draw:layer="layout" svg:width="1cm" svg:height="1.2cm" svg:x="6.2cm" svg:y="1.6cm">
          <text:p text:style-name="P1"><text:span text:style-name="T6">A2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2cm" svg:y1="2.2cm" svg:x2="7.8cm" svg:y2="2.2cm">
          <text:p/>
        </draw:line>
        <draw:custom-shape draw:style-name="gr10" draw:text-style-name="P5" draw:layer="layout" svg:width="1cm" svg:height="1.2cm" svg:x="7.8cm" svg:y="1.6cm">
          <text:p text:style-name="P1"><text:span text:style-name="T6">A1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cm" svg:y1="2.2cm" svg:x2="4.6cm" svg:y2="2.2cm">
          <text:p/>
        </draw:line>
        <draw:custom-shape draw:style-name="gr10" draw:text-style-name="P5" draw:layer="layout" svg:width="1cm" svg:height="1.2cm" svg:x="4.6cm" svg:y="1.6cm">
          <text:p text:style-name="P1"><text:span text:style-name="T6">A2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8cm" svg:y1="2.2cm" svg:x2="9.2cm" svg:y2="2.2cm">
          <text:p/>
        </draw:line>
        <draw:line draw:style-name="gr9" draw:text-style-name="P6" draw:layer="layout" svg:x1="12.1cm" svg:y1="2.2cm" svg:x2="12.7cm" svg:y2="2.2cm">
          <text:p/>
        </draw:line>
        <draw:custom-shape draw:style-name="gr10" draw:text-style-name="P5" draw:layer="layout" svg:width="1cm" svg:height="1.2cm" svg:x="12.7cm" svg:y="1.6cm">
          <text:p text:style-name="P1"><text:span text:style-name="T6">A0L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cm" svg:y1="2.2cm" svg:x2="14.3cm" svg:y2="2.2cm">
          <text:p/>
        </draw:line>
        <draw:custom-shape draw:style-name="gr10" draw:text-style-name="P5" draw:layer="layout" svg:width="1cm" svg:height="1.2cm" svg:x="14.3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5cm" svg:y1="2.2cm" svg:x2="11.1cm" svg:y2="2.2cm">
          <text:p/>
        </draw:line>
        <draw:custom-shape draw:style-name="gr10" draw:text-style-name="P5" draw:layer="layout" svg:width="1cm" svg:height="1.2cm" svg:x="11.1cm" svg:y="1.6cm">
          <text:p text:style-name="P1"><text:span text:style-name="T6">A0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3cm" svg:y1="2.2cm" svg:x2="15.7cm" svg:y2="2.2cm">
          <text:p/>
        </draw:lin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10" draw:layer="layout" svg:width="27.2cm" svg:height="14.8cm" svg:x="0.4cm" svg:y="0.4cm">
          <text:p text:style-name="P1"><text:span text:style-name="T1">Bad </text:span></text:p>
          <text:p text:style-name="P1"><text:span text:style-name="T8">2Wx2V_by_Wx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5">(a0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3" draw:text-style-name="P12" draw:layer="layout" svg:width="1.4cm" svg:height="1.2cm" svg:x="2.6cm" svg:y="1.6cm">
          <text:p text:style-name="P1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5.9cm" svg:y="1.6cm">
          <text:p text:style-name="P1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9.2cm" svg:y="1.6cm">
          <text:p text:style-name="P1"><text:span text:style-name="T9">a0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1.6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15.8cm" svg:y="1.6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2" draw:layer="layout" svg:width="1cm" svg:height="1cm" svg:x="2.8cm" svg:y="3.8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2cm" svg:y="3.80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3cm" svg:y="3.803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2.801cm" svg:y="6.201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3cm" svg:y="6.203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4cm" svg:y="6.204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4cm" svg:height="1.2cm" svg:x="5.9cm" svg:y="6.1cm">
          <text:p text:style-name="P1"><text:span text:style-name="T5">(a1*w0)_p0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6.1cm">
          <text:p text:style-name="P1"><text:span text:style-name="T5">(a0*w0)+</text:span><text:span text:style-name="T5"><text:line-break/></text:span><text:span text:style-name="T5">(a0*w1)_p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3" draw:layer="layout" svg:width="1.4cm" svg:height="1.2cm" svg:x="19.2cm" svg:y="6.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3" draw:text-style-name="P12" draw:layer="layout" svg:width="1.4cm" svg:height="1.2cm" svg:x="2.6cm" svg:y="1.6cm">
          <text:p text:style-name="P1"><text:span text:style-name="T9">a1H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5.9cm" svg:y="1.6cm">
          <text:p text:style-name="P1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9.2cm" svg:y="1.6cm">
          <text:p text:style-name="P1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1.6cm">
          <text:p text:style-name="P1"><text:span text:style-name="T9">a0L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15.8cm" svg:y="1.6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2" draw:layer="layout" svg:width="1cm" svg:height="1cm" svg:x="2.8cm" svg:y="3.8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2cm" svg:y="3.80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3cm" svg:y="3.803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2.801cm" svg:y="6.201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3cm" svg:y="6.203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4cm" svg:y="6.204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4cm" svg:height="1.2cm" svg:x="5.9cm" svg:y="6.1cm">
          <text:p text:style-name="P1"><text:span text:style-name="T5">(a1*w0)_p1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6.1cm">
          <text:p text:style-name="P1"><text:span text:style-name="T5">(a0*w0)+</text:span><text:span text:style-name="T5"><text:line-break/></text:span><text:span text:style-name="T5">(a0*w1)_p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3" draw:layer="layout" svg:width="1.4cm" svg:height="1.2cm" svg:x="19.2cm" svg:y="6.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3" draw:text-style-name="P12" draw:layer="layout" svg:width="1.4cm" svg:height="1.2cm" svg:x="2.6cm" svg:y="1.6cm">
          <text:p text:style-name="P1"><text:span text:style-name="T9">a1H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5.9cm" svg:y="1.6cm">
          <text:p text:style-name="P1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9.2cm" svg:y="1.6cm">
          <text:p text:style-name="P1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1.6cm">
          <text:p text:style-name="P1"><text:span text:style-name="T9">a0L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15.8cm" svg:y="1.6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2" draw:layer="layout" svg:width="1cm" svg:height="1cm" svg:x="2.8cm" svg:y="3.8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2cm" svg:y="3.80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3cm" svg:y="3.803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2.801cm" svg:y="6.201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3cm" svg:y="6.203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4cm" svg:y="6.204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4cm" svg:height="1.2cm" svg:x="5.9cm" svg:y="6.1cm">
          <text:p text:style-name="P1"><text:span text:style-name="T5">(a1*w0)_p2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6.1cm">
          <text:p text:style-name="P1"><text:span text:style-name="T5">(a0*w0)+</text:span><text:span text:style-name="T5"><text:line-break/></text:span><text:span text:style-name="T5">(a0*w1)_p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3" draw:layer="layout" svg:width="1.4cm" svg:height="1.2cm" svg:x="19.2cm" svg:y="6.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3" draw:text-style-name="P12" draw:layer="layout" svg:width="1.4cm" svg:height="1.2cm" svg:x="2.6cm" svg:y="1.6cm">
          <text:p text:style-name="P1"><text:span text:style-name="T9">a2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5.9cm" svg:y="1.6cm">
          <text:p text:style-name="P1"><text:span text:style-name="T9">a1H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9.2cm" svg:y="1.6cm">
          <text:p text:style-name="P1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1.6cm">
          <text:p text:style-name="P1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15.8cm" svg:y="1.6cm">
          <text:p text:style-name="P1"><text:span text:style-name="T9">a0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2" draw:layer="layout" svg:width="1cm" svg:height="1cm" svg:x="2.8cm" svg:y="3.8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2cm" svg:y="3.80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3cm" svg:y="3.803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2.801cm" svg:y="6.201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3cm" svg:y="6.203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4cm" svg:y="6.204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4cm" svg:height="1.2cm" svg:x="5.9cm" svg:y="6.1cm">
          <text:p text:style-name="P1"><text:span text:style-name="T5">(a1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6.1cm">
          <text:p text:style-name="P1"><text:span text:style-name="T5">(a0*w0)+</text:span><text:span text:style-name="T5"><text:line-break/></text:span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3" draw:layer="layout" svg:width="1.4cm" svg:height="1.2cm" svg:x="19.2cm" svg:y="6.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3" draw:text-style-name="P12" draw:layer="layout" svg:width="1.4cm" svg:height="1.2cm" svg:x="2.6cm" svg:y="1.6cm">
          <text:p text:style-name="P1"><text:span text:style-name="T9">a2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5.9cm" svg:y="1.6cm">
          <text:p text:style-name="P1"><text:span text:style-name="T9">a1H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9.2cm" svg:y="1.6cm">
          <text:p text:style-name="P1"><text:span text:style-name="T9">a1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1.6cm">
          <text:p text:style-name="P1"><text:span text:style-name="T9">a0H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4cm" svg:height="1.2cm" svg:x="15.8cm" svg:y="1.6cm">
          <text:p text:style-name="P1"><text:span text:style-name="T9">a0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12" draw:layer="layout" svg:width="1cm" svg:height="1cm" svg:x="2.8cm" svg:y="3.8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2cm" svg:y="3.802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3cm" svg:y="3.803cm">
          <text:p text:style-name="P1"><text:span text:style-name="T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2.801cm" svg:y="6.201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9.403cm" svg:y="6.203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cm" svg:height="1cm" svg:x="16.004cm" svg:y="6.204cm">
          <text:p text:style-name="P1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4cm" svg:height="1.2cm" svg:x="5.9cm" svg:y="6.1cm">
          <text:p text:style-name="P1"><text:span text:style-name="T5">(a1*w0)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4cm" svg:height="1.2cm" svg:x="12.5cm" svg:y="6.1cm">
          <text:p text:style-name="P1"><text:span text:style-name="T5">(a0*w0)+</text:span><text:span text:style-name="T5"><text:line-break/></text:span><text:span text:style-name="T5">(a0*w1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13" draw:layer="layout" svg:width="1.4cm" svg:height="1.2cm" svg:x="19.2cm" svg:y="6.1cm">
          <text:p text:style-name="P1"><text:span text:style-name="T5">(a0*w0)+</text:span><text:span text:style-name="T5"><text:line-break/></text:span><text:span text:style-name="T5">(a0*w1)+</text:span><text:span text:style-name="T5"><text:line-break/></text:span><text:span text:style-name="T5">a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frame draw:style-name="gr8" draw:text-style-name="P8" draw:layer="layout" svg:width="1.044cm" svg:height="0.725cm" svg:x="1.3cm" svg:y="3.7cm">
          <draw:text-box>
            <text:p><text:span text:style-name="T2">w0</text:span></text:p>
          </draw:text-box>
        </draw:frame>
        <draw:frame draw:style-name="gr8" draw:text-style-name="P8" draw:layer="layout" svg:width="1.044cm" svg:height="0.725cm" svg:x="7.9cm" svg:y="3.701cm">
          <draw:text-box>
            <text:p><text:span text:style-name="T2">w1</text:span></text:p>
          </draw:text-box>
        </draw:frame>
        <draw:frame draw:style-name="gr8" draw:text-style-name="P8" draw:layer="layout" svg:width="1.044cm" svg:height="0.725cm" svg:x="14.5cm" svg:y="3.702cm">
          <draw:text-box>
            <text:p><text:span text:style-name="T2">w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27.2cm" svg:height="14.8cm" svg:x="0.4cm" svg:y="0.4cm">
          <text:p text:style-name="P1"><text:span text:style-name="T1">BYPASS</text:span><text:span text:style-name="T1"><text:line-break/></text:span><text:span text:style-name="T1">Reuse</text:span><text:span text:style-name="T1"><text:line-break/></text:span><text:span text:style-name="T1">B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0*w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0*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0*w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1*w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0*w</text:span><text:span text:style-name="T3">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1*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1*w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0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2*w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6.1cm">
          <text:p text:style-name="P1"><text:span text:style-name="T3">a1*w</text:span><text:span text:style-name="T3">3+</text:span><text:span text:style-name="T3"><text:line-break/></text:span><text:span text:style-name="T3">a0*w</text:span><text:span text:style-name="T3">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1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2*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4cm" svg:height="1.2cm" svg:x="12.5cm" svg:y="6.1cm">
          <text:p text:style-name="P16"><text:span text:style-name="T3">a2*w</text:span><text:span text:style-name="T3">0+</text:span><text:span text:style-name="T3"><text:line-break/></text:span><text:span text:style-name="T3">a0*w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10">a1*w3+</text:span><text:span text:style-name="T10"><text:line-break/></text:span><text:span text:style-name="T10">a0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3*w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4cm" svg:height="1.2cm" svg:x="12.5cm" svg:y="6.1cm">
          <text:p text:style-name="P16"><text:span text:style-name="T3">a2*w3+</text:span><text:span text:style-name="T3"><text:line-break/></text:span><text:span text:style-name="T3">a1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2*w0+</text:span><text:span text:style-name="T3"><text:line-break/></text:span><text:span text:style-name="T3">a0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3*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4cm" svg:height="1.2cm" svg:x="12.5cm" svg:y="6.1cm">
          <text:p text:style-name="P16"><text:span text:style-name="T3">a3*w</text:span><text:span text:style-name="T3">0+</text:span><text:span text:style-name="T3"><text:line-break/></text:span><text:span text:style-name="T3">a1*w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2*w3+</text:span><text:span text:style-name="T3"><text:line-break/></text:span><text:span text:style-name="T3">a1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4*w0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4cm" svg:height="1.2cm" svg:x="12.5cm" svg:y="6.1cm">
          <text:p text:style-name="P16"><text:span text:style-name="T3">a3*w3+</text:span><text:span text:style-name="T3"><text:line-break/></text:span><text:span text:style-name="T3">a2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3*w0+</text:span><text:span text:style-name="T3"><text:line-break/></text:span><text:span text:style-name="T3">a1*w1+</text:span><text:span text:style-name="T3"><text:line-break/></text:span><text:span text:style-name="T3">a0*w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1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5.9cm" svg:y="6.1cm">
          <text:p text:style-name="P1"><text:span text:style-name="T3">a4*w0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4cm" svg:height="1.2cm" svg:x="12.5cm" svg:y="6.1cm">
          <text:p text:style-name="P16"><text:span text:style-name="T3">a4*w0+</text:span><text:span text:style-name="T3"><text:line-break/></text:span><text:span text:style-name="T3">a2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5.9cm" svg:y2="6.7cm">
          <text:p/>
        </draw:line>
        <draw:line draw:style-name="gr6" draw:text-style-name="P7" draw:layer="layout" svg:x1="10.403cm" svg:y1="6.7cm" svg:x2="12.5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3">a3*w3+</text:span><text:span text:style-name="T3"><text:line-break/></text:span><text:span text:style-name="T3">a2*w4+</text:span><text:span text:style-name="T3"><text:line-break/></text:span><text:span text:style-name="T3">a0*w5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13.904cm" svg:y1="6.7cm" svg:x2="16.1cm" svg:y2="6.7cm">
          <text:p/>
        </draw:line>
        <draw:line draw:style-name="gr5" draw:text-style-name="P6" draw:layer="layout" svg:x1="7.301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custom-shape draw:style-name="gr1" draw:text-style-name="P2" draw:layer="layout" svg:width="27.2cm" svg:height="14.8cm" svg:x="0.4cm" svg:y="0.4cm">
          <text:p text:style-name="P1"><text:span text:style-name="T1">B</text:span><text:span text:style-name="T1">Y</text:span><text:span text:style-name="T1">P</text:span><text:span text:style-name="T1">A</text:span><text:span text:style-name="T1">S</text:span><text:span text:style-name="T1">S</text:span><text:span text:style-name="T1"><text:line-break/></text:span><text:span text:style-name="T1">R</text:span><text:span text:style-name="T1">e</text:span><text:span text:style-name="T1">u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5cm" svg:y="3.8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2cm" svg:y1="4.302cm" svg:x2="2.802cm" svg:y2="4.302cm">
          <text:p/>
        </draw:line>
        <draw:line draw:style-name="gr5" draw:text-style-name="P6" draw:layer="layout" svg:x1="8.202cm" svg:y1="4.302cm" svg:x2="9.402cm" svg:y2="4.302cm">
          <text:p/>
        </draw:line>
        <draw:line draw:style-name="gr5" draw:text-style-name="P6" draw:layer="layout" svg:x1="14.802cm" svg:y1="4.302cm" svg:x2="16.002cm" svg:y2="4.302cm">
          <text:p/>
        </draw:line>
        <draw:custom-shape draw:style-name="gr11" draw:text-style-name="P14" draw:layer="layout" svg:width="0.8cm" svg:height="0.4cm" svg:x="1.302cm" svg:y="3.902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02cm" svg:y="4.302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2cm" svg:y="3.902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2cm" svg:y="4.302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2cm" svg:y="3.902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2cm" svg:y="4.302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1cm" svg:y="3.80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1cm" svg:y1="4.301cm" svg:x2="2.801cm" svg:y2="4.301cm">
          <text:p/>
        </draw:line>
        <draw:line draw:style-name="gr5" draw:text-style-name="P6" draw:layer="layout" svg:x1="8.201cm" svg:y1="4.301cm" svg:x2="9.401cm" svg:y2="4.301cm">
          <text:p/>
        </draw:line>
        <draw:line draw:style-name="gr5" draw:text-style-name="P6" draw:layer="layout" svg:x1="14.801cm" svg:y1="4.301cm" svg:x2="16.001cm" svg:y2="4.301cm">
          <text:p/>
        </draw:line>
        <draw:custom-shape draw:style-name="gr12" draw:text-style-name="P15" draw:layer="layout" svg:width="0.8cm" svg:height="0.4cm" svg:x="1.301cm" svg:y="3.901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01cm" svg:y="4.301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1cm" svg:y="3.901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1cm" svg:y="4.301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1cm" svg:y="3.901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1cm" svg:y="4.301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5cm" svg:y="3.8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2cm" svg:y1="4.302cm" svg:x2="2.802cm" svg:y2="4.302cm">
          <text:p/>
        </draw:line>
        <draw:line draw:style-name="gr5" draw:text-style-name="P6" draw:layer="layout" svg:x1="8.202cm" svg:y1="4.302cm" svg:x2="9.402cm" svg:y2="4.302cm">
          <text:p/>
        </draw:line>
        <draw:line draw:style-name="gr5" draw:text-style-name="P6" draw:layer="layout" svg:x1="14.802cm" svg:y1="4.302cm" svg:x2="16.002cm" svg:y2="4.302cm">
          <text:p/>
        </draw:line>
        <draw:custom-shape draw:style-name="gr11" draw:text-style-name="P14" draw:layer="layout" svg:width="0.8cm" svg:height="0.4cm" svg:x="1.302cm" svg:y="3.902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02cm" svg:y="4.302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2cm" svg:y="3.902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2cm" svg:y="4.302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2cm" svg:y="3.902cm">
          <text:p text:style-name="P1"><text:span text:style-name="T3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2cm" svg:y="4.302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0*</text:span><text:span text:style-name="T2">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2" draw:text-style-name="P15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7.201cm" svg:y="6.1cm">
          <text:p text:style-name="P1"><text:span text:style-name="T2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1*</text:span><text:span text:style-name="T2">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0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2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1cm" svg:y="3.80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1cm" svg:y1="4.301cm" svg:x2="2.801cm" svg:y2="4.301cm">
          <text:p/>
        </draw:line>
        <draw:line draw:style-name="gr5" draw:text-style-name="P6" draw:layer="layout" svg:x1="8.201cm" svg:y1="4.301cm" svg:x2="9.401cm" svg:y2="4.301cm">
          <text:p/>
        </draw:line>
        <draw:line draw:style-name="gr5" draw:text-style-name="P6" draw:layer="layout" svg:x1="14.801cm" svg:y1="4.301cm" svg:x2="16.001cm" svg:y2="4.301cm">
          <text:p/>
        </draw:line>
        <draw:custom-shape draw:style-name="gr11" draw:text-style-name="P14" draw:layer="layout" svg:width="0.8cm" svg:height="0.4cm" svg:x="1.301cm" svg:y="3.901cm">
          <text:p text:style-name="P1"><text:span text:style-name="T3">w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01cm" svg:y="4.301cm">
          <text:p text:style-name="P1"><text:span text:style-name="T3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1cm" svg:y="3.901cm">
          <text:p text:style-name="P1"><text:span text:style-name="T3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1cm" svg:y="4.301cm">
          <text:p text:style-name="P1"><text:span text:style-name="T3">w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1cm" svg:y="3.901cm">
          <text:p text:style-name="P1"><text:span text:style-name="T3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1cm" svg:y="4.301cm">
          <text:p text:style-name="P1"><text:span text:style-name="T3">w</text:span><text:span text:style-name="T3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1*</text:span><text:span text:style-name="T2">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1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2">a0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2">a0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1cm" svg:y="3.80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1cm" svg:y1="4.301cm" svg:x2="2.801cm" svg:y2="4.301cm">
          <text:p/>
        </draw:line>
        <draw:line draw:style-name="gr5" draw:text-style-name="P6" draw:layer="layout" svg:x1="8.201cm" svg:y1="4.301cm" svg:x2="9.401cm" svg:y2="4.301cm">
          <text:p/>
        </draw:line>
        <draw:line draw:style-name="gr5" draw:text-style-name="P6" draw:layer="layout" svg:x1="14.801cm" svg:y1="4.301cm" svg:x2="16.001cm" svg:y2="4.301cm">
          <text:p/>
        </draw:line>
        <draw:custom-shape draw:style-name="gr12" draw:text-style-name="P15" draw:layer="layout" svg:width="0.8cm" svg:height="0.4cm" svg:x="1.301cm" svg:y="3.901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01cm" svg:y="4.301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1cm" svg:y="3.901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1cm" svg:y="4.301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1cm" svg:y="3.901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1cm" svg:y="4.301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cm" svg:y="3.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2*</text:span><text:span text:style-name="T2">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2">a0*</text:span><text:span text:style-name="T2">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line draw:style-name="gr5" draw:text-style-name="P6" draw:layer="layout" svg:x1="1.6cm" svg:y1="4.3cm" svg:x2="2.8cm" svg:y2="4.3cm">
          <text:p/>
        </draw:line>
        <draw:line draw:style-name="gr5" draw:text-style-name="P6" draw:layer="layout" svg:x1="8.2cm" svg:y1="4.3cm" svg:x2="9.4cm" svg:y2="4.3cm">
          <text:p/>
        </draw:line>
        <draw:line draw:style-name="gr5" draw:text-style-name="P6" draw:layer="layout" svg:x1="14.8cm" svg:y1="4.3cm" svg:x2="16cm" svg:y2="4.3cm">
          <text:p/>
        </draw:line>
        <draw:custom-shape draw:style-name="gr11" draw:text-style-name="P14" draw:layer="layout" svg:width="0.8cm" svg:height="0.4cm" svg:x="1.3cm" svg:y="3.9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cm" svg:y="4.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cm" svg:y="3.9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cm" svg:y="4.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7.201cm" svg:y="6.1cm">
          <text:p text:style-name="P1"><text:span text:style-name="T2">a1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11">a1*w0+</text:span><text:span text:style-name="T11"><text:line-break/></text:span><text:span text:style-name="T11">a0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2">a0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11" draw:text-style-name="P14" draw:layer="layout" svg:width="0.8cm" svg:height="0.4cm" svg:x="7.9cm" svg:y="3.9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cm" svg:y="4.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2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2">a0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2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11">a1*w3+</text:span><text:span text:style-name="T11"><text:line-break/></text:span><text:span text:style-name="T11">a0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11">a1*w0+</text:span><text:span text:style-name="T11"><text:line-break/></text:span><text:span text:style-name="T11">a0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5cm" svg:y="3.8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2cm" svg:y1="4.302cm" svg:x2="2.802cm" svg:y2="4.302cm">
          <text:p/>
        </draw:line>
        <draw:line draw:style-name="gr5" draw:text-style-name="P6" draw:layer="layout" svg:x1="8.202cm" svg:y1="4.302cm" svg:x2="9.402cm" svg:y2="4.302cm">
          <text:p/>
        </draw:line>
        <draw:line draw:style-name="gr5" draw:text-style-name="P6" draw:layer="layout" svg:x1="14.802cm" svg:y1="4.302cm" svg:x2="16.002cm" svg:y2="4.302cm">
          <text:p/>
        </draw:line>
        <draw:custom-shape draw:style-name="gr12" draw:text-style-name="P15" draw:layer="layout" svg:width="0.8cm" svg:height="0.4cm" svg:x="1.302cm" svg:y="3.902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02cm" svg:y="4.302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2cm" svg:y="3.902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2cm" svg:y="4.302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2cm" svg:y="3.902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2cm" svg:y="4.302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3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11">a1*w0+</text:span><text:span text:style-name="T11"><text:line-break/></text:span><text:span text:style-name="T11">a0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2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11">a2*w0+</text:span><text:span text:style-name="T11"><text:line-break/></text:span><text:span text:style-name="T11">a1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11">a1*w3+</text:span><text:span text:style-name="T11"><text:line-break/></text:span><text:span text:style-name="T11">a0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1cm" svg:y="3.80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1cm" svg:y1="4.301cm" svg:x2="2.801cm" svg:y2="4.301cm">
          <text:p/>
        </draw:line>
        <draw:line draw:style-name="gr5" draw:text-style-name="P6" draw:layer="layout" svg:x1="8.201cm" svg:y1="4.301cm" svg:x2="9.401cm" svg:y2="4.301cm">
          <text:p/>
        </draw:line>
        <draw:line draw:style-name="gr5" draw:text-style-name="P6" draw:layer="layout" svg:x1="14.801cm" svg:y1="4.301cm" svg:x2="16.001cm" svg:y2="4.301cm">
          <text:p/>
        </draw:line>
        <draw:custom-shape draw:style-name="gr11" draw:text-style-name="P14" draw:layer="layout" svg:width="0.8cm" svg:height="0.4cm" svg:x="1.301cm" svg:y="3.901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01cm" svg:y="4.301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1cm" svg:y="3.901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1cm" svg:y="4.301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1cm" svg:y="3.901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1cm" svg:y="4.301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3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11">a1*w3+</text:span><text:span text:style-name="T11"><text:line-break/></text:span><text:span text:style-name="T11">a0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3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11">a2*w3+</text:span><text:span text:style-name="T11"><text:line-break/></text:span><text:span text:style-name="T11">a1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11">a2*w0+</text:span><text:span text:style-name="T11"><text:line-break/></text:span><text:span text:style-name="T11">a1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3cm" svg:y="3.8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5cm" svg:y="3.8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6cm" svg:y="3.80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3cm" svg:y1="4.303cm" svg:x2="2.803cm" svg:y2="4.303cm">
          <text:p/>
        </draw:line>
        <draw:line draw:style-name="gr5" draw:text-style-name="P6" draw:layer="layout" svg:x1="8.203cm" svg:y1="4.303cm" svg:x2="9.403cm" svg:y2="4.303cm">
          <text:p/>
        </draw:line>
        <draw:line draw:style-name="gr5" draw:text-style-name="P6" draw:layer="layout" svg:x1="14.803cm" svg:y1="4.303cm" svg:x2="16.003cm" svg:y2="4.303cm">
          <text:p/>
        </draw:line>
        <draw:custom-shape draw:style-name="gr12" draw:text-style-name="P15" draw:layer="layout" svg:width="0.8cm" svg:height="0.4cm" svg:x="1.303cm" svg:y="3.903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03cm" svg:y="4.303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3cm" svg:y="3.903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3cm" svg:y="4.303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3cm" svg:y="3.903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3cm" svg:y="4.303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0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</text:span><text:span text:style-name="T2">4</text:span><text:span text:style-name="T2">*</text:span><text:span text:style-name="T2">w</text:span><text:span text:style-name="T2">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11">a</text:span><text:span text:style-name="T11">2*</text:span><text:span text:style-name="T11">w</text:span><text:span text:style-name="T11">0</text:span><text:span text:style-name="T11">+</text:span><text:span text:style-name="T11"><text:line-break/></text:span><text:span text:style-name="T11">a</text:span><text:span text:style-name="T11">1*</text:span><text:span text:style-name="T11">w</text:span><text:span text:style-name="T11">1</text:span><text:span text:style-name="T11">+</text:span><text:span text:style-name="T11"><text:line-break/></text:span><text:span text:style-name="T11">a</text:span><text:span text:style-name="T11">0*</text:span><text:span text:style-name="T11">w</text:span><text:span text:style-name="T11">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</text:span><text:span text:style-name="T2">3</text:span><text:span text:style-name="T2">*</text:span><text:span text:style-name="T2">w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11">a3*w0+</text:span><text:span text:style-name="T11"><text:line-break/></text:span><text:span text:style-name="T11">a2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11">a2*w3+</text:span><text:span text:style-name="T11"><text:line-break/></text:span><text:span text:style-name="T11">a1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2cm" svg:y="3.8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5cm" svg:y="3.8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2cm" svg:y1="4.302cm" svg:x2="2.802cm" svg:y2="4.302cm">
          <text:p/>
        </draw:line>
        <draw:line draw:style-name="gr5" draw:text-style-name="P6" draw:layer="layout" svg:x1="8.202cm" svg:y1="4.302cm" svg:x2="9.402cm" svg:y2="4.302cm">
          <text:p/>
        </draw:line>
        <draw:line draw:style-name="gr5" draw:text-style-name="P6" draw:layer="layout" svg:x1="14.802cm" svg:y1="4.302cm" svg:x2="16.002cm" svg:y2="4.302cm">
          <text:p/>
        </draw:line>
        <draw:custom-shape draw:style-name="gr11" draw:text-style-name="P14" draw:layer="layout" svg:width="0.8cm" svg:height="0.4cm" svg:x="1.302cm" svg:y="3.902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.302cm" svg:y="4.302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2cm" svg:y="3.902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2cm" svg:y="4.302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2cm" svg:y="3.902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2cm" svg:y="4.302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draw:custom-shape draw:style-name="gr3" draw:text-style-name="P4" draw:layer="layout" svg:width="1.4cm" svg:height="1.2cm" svg:x="2.6cm" svg:y="1.6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5.9cm" svg:y="1.6cm">
          <text:p text:style-name="P1">a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9.2cm" svg:y="1.6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2cm" svg:x="12.5cm" svg:y="1.6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2cm" svg:x="15.8cm" svg:y="1.6cm">
          <text:p text:style-name="P1">a1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2.2cm" svg:x2="5.9cm" svg:y2="2.2cm">
          <text:p/>
        </draw:line>
        <draw:line draw:style-name="gr5" draw:text-style-name="P6" draw:layer="layout" svg:x1="7.3cm" svg:y1="2.2cm" svg:x2="9.2cm" svg:y2="2.2cm">
          <text:p/>
        </draw:line>
        <draw:line draw:style-name="gr6" draw:text-style-name="P7" draw:layer="layout" svg:x1="10.6cm" svg:y1="2.2cm" svg:x2="12.5cm" svg:y2="2.2cm">
          <text:p/>
        </draw:line>
        <draw:line draw:style-name="gr5" draw:text-style-name="P6" draw:layer="layout" svg:x1="13.9cm" svg:y1="2.2cm" svg:x2="15.8cm" svg:y2="2.2cm">
          <text:p/>
        </draw:line>
        <draw:line draw:style-name="gr5" draw:text-style-name="P6" draw:layer="layout" svg:x1="0.7cm" svg:y1="2.2cm" svg:x2="2.6cm" svg:y2="2.2cm">
          <text:p/>
        </draw:line>
        <draw:custom-shape draw:style-name="gr7" draw:text-style-name="P4" draw:layer="layout" svg:width="1cm" svg:height="1cm" svg:x="2.801cm" svg:y="6.2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3cm" svg:y="6.2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4cm" svg:y="6.2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2cm" svg:x="4.8cm" svg:y="6.1cm">
          <text:p text:style-name="P1"><text:span text:style-name="T2">a4*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01cm" svg:y1="6.7cm" svg:x2="4.8cm" svg:y2="6.7cm">
          <text:p/>
        </draw:line>
        <draw:custom-shape draw:style-name="gr4" draw:text-style-name="P5" draw:layer="layout" svg:width="1.4cm" svg:height="1.2cm" svg:x="19.2cm" svg:y="6.1cm">
          <text:p text:style-name="P1"><text:span text:style-name="T11">a2*w3+</text:span><text:span text:style-name="T11"><text:line-break/></text:span><text:span text:style-name="T11">a1*w4+</text:span><text:span text:style-name="T11"><text:line-break/></text:span><text:span text:style-name="T11">a0*w5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004cm" svg:y1="6.7cm" svg:x2="19.2cm" svg:y2="6.7cm">
          <text:p/>
        </draw:line>
        <draw:line draw:style-name="gr5" draw:text-style-name="P6" draw:layer="layout" svg:x1="8.6cm" svg:y1="6.7cm" svg:x2="9.4cm" svg:y2="6.7cm">
          <text:p/>
        </draw:line>
        <draw:line draw:style-name="gr5" draw:text-style-name="P6" draw:layer="layout" svg:x1="0.701cm" svg:y1="6.7cm" svg:x2="2.8cm" svg:y2="6.7cm">
          <text:p/>
        </draw:line>
        <draw:line draw:style-name="gr6" draw:text-style-name="P7" draw:layer="layout" svg:x1="3.328cm" svg:y1="2.851cm" svg:x2="3.328cm" svg:y2="3.814cm">
          <text:p/>
        </draw:line>
        <draw:line draw:style-name="gr6" draw:text-style-name="P7" draw:layer="layout" svg:x1="3.306cm" svg:y1="4.851cm" svg:x2="3.306cm" svg:y2="6.218cm">
          <text:p/>
        </draw:line>
        <draw:line draw:style-name="gr6" draw:text-style-name="P7" draw:layer="layout" svg:x1="9.928cm" svg:y1="2.851cm" svg:x2="9.928cm" svg:y2="3.814cm">
          <text:p/>
        </draw:line>
        <draw:line draw:style-name="gr6" draw:text-style-name="P7" draw:layer="layout" svg:x1="9.906cm" svg:y1="4.851cm" svg:x2="9.906cm" svg:y2="6.218cm">
          <text:p/>
        </draw:line>
        <draw:line draw:style-name="gr6" draw:text-style-name="P7" draw:layer="layout" svg:x1="16.528cm" svg:y1="2.851cm" svg:x2="16.528cm" svg:y2="3.814cm">
          <text:p/>
        </draw:line>
        <draw:line draw:style-name="gr6" draw:text-style-name="P7" draw:layer="layout" svg:x1="16.506cm" svg:y1="4.851cm" svg:x2="16.506cm" svg:y2="6.218cm">
          <text:p/>
        </draw:line>
        <draw:custom-shape draw:style-name="gr4" draw:text-style-name="P5" draw:layer="layout" svg:width="1.4cm" svg:height="1.2cm" svg:x="7.201cm" svg:y="6.1cm">
          <text:p text:style-name="P1"><text:span text:style-name="T2">a4*w0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202cm" svg:y1="6.7cm" svg:x2="7.201cm" svg:y2="6.7cm">
          <text:p/>
        </draw:line>
        <draw:custom-shape draw:style-name="gr4" draw:text-style-name="P5" draw:layer="layout" svg:width="1.4cm" svg:height="1.2cm" svg:x="11.4cm" svg:y="6.1cm">
          <text:p text:style-name="P1"><text:span text:style-name="T11">a3*w3+</text:span><text:span text:style-name="T11"><text:line-break/></text:span><text:span text:style-name="T11">a2*w4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401cm" svg:y1="6.7cm" svg:x2="11.4cm" svg:y2="6.7cm">
          <text:p/>
        </draw:line>
        <draw:line draw:style-name="gr5" draw:text-style-name="P6" draw:layer="layout" svg:x1="15.2cm" svg:y1="6.7cm" svg:x2="16cm" svg:y2="6.7cm">
          <text:p/>
        </draw:line>
        <draw:custom-shape draw:style-name="gr4" draw:text-style-name="P5" draw:layer="layout" svg:width="1.4cm" svg:height="1.2cm" svg:x="13.801cm" svg:y="6.1cm">
          <text:p text:style-name="P1"><text:span text:style-name="T11">a3*w0+</text:span><text:span text:style-name="T11"><text:line-break/></text:span><text:span text:style-name="T11">a2*w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802cm" svg:y1="6.7cm" svg:x2="13.801cm" svg:y2="6.7cm">
          <text:p/>
        </draw:line>
        <draw:custom-shape draw:style-name="gr7" draw:text-style-name="P4" draw:layer="layout" svg:width="1cm" svg:height="1cm" svg:x="2.804cm" svg:y="3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9.406cm" svg:y="3.80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1cm" svg:x="16.007cm" svg:y="3.8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.604cm" svg:y1="4.304cm" svg:x2="2.804cm" svg:y2="4.304cm">
          <text:p/>
        </draw:line>
        <draw:line draw:style-name="gr5" draw:text-style-name="P6" draw:layer="layout" svg:x1="8.204cm" svg:y1="4.304cm" svg:x2="9.404cm" svg:y2="4.304cm">
          <text:p/>
        </draw:line>
        <draw:line draw:style-name="gr5" draw:text-style-name="P6" draw:layer="layout" svg:x1="14.804cm" svg:y1="4.304cm" svg:x2="16.004cm" svg:y2="4.304cm">
          <text:p/>
        </draw:line>
        <draw:custom-shape draw:style-name="gr12" draw:text-style-name="P15" draw:layer="layout" svg:width="0.8cm" svg:height="0.4cm" svg:x="1.304cm" svg:y="3.904cm">
          <text:p text:style-name="P1"><text:span text:style-name="T3">w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.304cm" svg:y="4.304cm">
          <text:p text:style-name="P1"><text:span text:style-name="T3">w3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7.904cm" svg:y="3.904cm">
          <text:p text:style-name="P1"><text:span text:style-name="T3">w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7.904cm" svg:y="4.304cm">
          <text:p text:style-name="P1"><text:span text:style-name="T3">w4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8cm" svg:height="0.4cm" svg:x="14.504cm" svg:y="3.904cm">
          <text:p text:style-name="P1"><text:span text:style-name="T3">w2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4cm" svg:x="14.504cm" svg:y="4.304cm">
          <text:p text:style-name="P1"><text:span text:style-name="T3">w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3:55:10.751021858</meta:creation-date>
    <dc:date>2020-04-29T15:43:20.907789224</dc:date>
    <meta:editing-duration>PT1H24M49S</meta:editing-duration>
    <meta:editing-cycles>49</meta:editing-cycles>
    <meta:generator>LibreOffice/6.0.7.3$Linux_X86_64 LibreOffice_project/00m0$Build-3</meta:generator>
    <meta:document-statistic meta:object-count="2470"/>
  </office:meta>
</office:document-meta>
</file>